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4.84pt"/>
    </style:style>
    <style:style style:name="co2" style:family="table-column">
      <style:table-column-properties fo:break-before="auto" style:column-width="245.79pt"/>
    </style:style>
    <style:style style:name="co3" style:family="table-column">
      <style:table-column-properties fo:break-before="auto" style:column-width="26.59pt"/>
    </style:style>
    <style:style style:name="co4" style:family="table-column">
      <style:table-column-properties fo:break-before="auto" style:column-width="58.79pt"/>
    </style:style>
    <style:style style:name="co5" style:family="table-column">
      <style:table-column-properties fo:break-before="auto" style:column-width="343.3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47.9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00" style:text-align-source="fix" style:repeat-content="false" fo:wrap-option="no-wrap" fo:border="0.06pt solid #000000" style:vertical-align="middle"/>
      <style:paragraph-properties fo:text-align="center" fo:margin-left="0pt" style:writing-mode="lr-tb"/>
      <style:text-properties style:use-window-font-color="true" style:font-name="DejaVu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DejaVu Sans"/>
    </style:style>
    <style:style style:name="ce4" style:family="table-cell" style:parent-style-name="Default">
      <style:table-cell-properties fo:background-color="#006600" fo:border="0.06pt solid #000000"/>
      <style:text-properties style:font-name="DejaVu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DejaVu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DejaVu Sans"/>
    </style:style>
    <style:style style:name="ce7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pt"/>
      <style:text-properties style:font-name="DejaVu Sans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DejaVu Sans" fo:font-size="10pt" style:font-size-asian="10pt" style:font-size-complex="10pt"/>
    </style:style>
    <style:style style:name="ce9" style:family="table-cell" style:parent-style-name="Default">
      <style:table-cell-properties fo:background-color="#006600" style:text-align-source="fix" style:repeat-content="false" fo:wrap-option="no-wrap" fo:border="0.06pt solid #000000" style:vertical-align="middle"/>
      <style:paragraph-properties fo:text-align="center" fo:margin-left="0pt" style:writing-mode="lr-tb"/>
      <style:text-properties style:use-window-font-color="true" style:font-name="DejaVu Sans" fo:font-size="10pt" fo:font-weight="bold" style:font-name-asian="Source Han Sans CN Regular" style:font-size-asian="10pt" style:font-weight-asian="bold" style:font-name-complex="Lohit Devanagari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DejaVu Sans" fo:font-size="10pt" style:font-size-asian="10pt" style:font-size-complex="10pt"/>
    </style:style>
    <style:style style:name="ce11" style:family="table-cell" style:parent-style-name="Default">
      <style:table-cell-properties fo:background-color="#006600" style:text-align-source="fix" style:repeat-content="false" fo:border="0.06pt solid #000000"/>
      <style:paragraph-properties fo:text-align="start" fo:margin-left="0pt"/>
      <style:text-properties style:font-name="DejaVu Sans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style:use-window-font-color="true" style:font-name="DejaVu Sans" fo:font-size="10pt" style:font-size-asian="10pt" style:font-size-complex="10pt"/>
    </style:style>
    <style:style style:name="ce13" style:family="table-cell" style:parent-style-name="Default">
      <style:table-cell-properties fo:background-color="#006600" style:text-align-source="fix" style:repeat-content="false" fo:wrap-option="no-wrap" fo:border="0.06pt solid #000000" style:vertical-align="middle"/>
      <style:paragraph-properties fo:text-align="center" fo:margin-left="0pt" style:writing-mode="lr-tb"/>
      <style:text-properties style:use-window-font-color="true" style:font-name="DejaVu Sans"/>
    </style:style>
    <style:style style:name="ce14" style:family="table-cell" style:parent-style-name="Default">
      <style:table-cell-properties fo:background-color="#006600" fo:border="0.06pt solid #000000"/>
      <style:text-properties style:font-name="DejaVu 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10"/>
        <table:table-column table:style-name="co6" table:number-columns-repeated="1018" table:default-cell-style-name="ce2"/>
        <table:table-column table:style-name="co6" table:default-cell-style-name="ce3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rice</text:p>
            <text:p>Euro</text:p>
            <text:p>per unit</text:p>
          </table:table-cell>
          <table:table-cell table:style-name="ce9" office:value-type="string" calcext:value-type="string">
            <text:p>URL</text:p>
          </table:table-cell>
          <table:table-cell table:style-name="ce1" table:number-columns-repeated="1018"/>
          <table:table-cell table:style-name="ce13"/>
        </table:table-row>
        <table:table-row table:style-name="ro2">
          <table:table-cell office:value-type="string" calcext:value-type="string">
            <text:p>frame_bottom</text:p>
          </table:table-cell>
          <table:table-cell office:value-type="string" calcext:value-type="string">
            <text:p>Printed p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me_top</text:p>
          </table:table-cell>
          <table:table-cell office:value-type="string" calcext:value-type="string">
            <text:p>Printed p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riege</text:p>
          </table:table-cell>
          <table:table-cell office:value-type="string" calcext:value-type="string">
            <text:p>Printed p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d_effector</text:p>
          </table:table-cell>
          <table:table-cell office:value-type="string" calcext:value-type="string">
            <text:p>Printed p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thingiverse.com/thing:15691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ximity_sensor_holder</text:p>
          </table:table-cell>
          <table:table-cell office:value-type="string" calcext:value-type="string">
            <text:p>Printed p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d_stop_holder</text:p>
          </table:table-cell>
          <table:table-cell office:value-type="string" calcext:value-type="string">
            <text:p>Printed p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d_mount</text:p>
          </table:table-cell>
          <table:table-cell office:value-type="string" calcext:value-type="string">
            <text:p>Printed p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d_mount_clip</text:p>
          </table:table-cell>
          <table:table-cell office:value-type="string" calcext:value-type="string">
            <text:p>Printed p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ated_bed</text:p>
          </table:table-cell>
          <table:table-cell office:value-type="string" calcext:value-type="string">
            <text:p>Round aluminium D330mm, W2mm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lament_spool</text:p>
          </table:table-cell>
          <table:table-cell office:value-type="string" calcext:value-type="string">
            <text:p>for fila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-slot20L1020</text:p>
          </table:table-cell>
          <table:table-cell office:value-type="string" calcext:value-type="string">
            <text:p>Frame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4.2" calcext:value-type="float">
            <text:p>4.2</text:p>
          </table:table-cell>
          <table:table-cell office:value-type="string" calcext:value-type="string">
            <text:p>http://www.cnccat.com/index.php?id=2&amp;productid=111&amp;catid=57&amp;subcatid=&amp;lang=g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-slot20L450</text:p>
          </table:table-cell>
          <table:table-cell office:value-type="string" calcext:value-type="string">
            <text:p>Frame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.9" calcext:value-type="float">
            <text:p>1.9</text:p>
          </table:table-cell>
          <table:table-cell office:value-type="string" calcext:value-type="string">
            <text:p>http://www.cnccat.com/index.php?id=2&amp;productid=111&amp;catid=57&amp;subcatid=&amp;lang=g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ecision_shaftD10L1000</text:p>
          </table:table-cell>
          <table:table-cell office:value-type="string" calcext:value-type="string">
            <text:p>for carriege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ttp://grobotronics.com/precision-shaft-d10mm-x-l1000mm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bber_bumpers </text:p>
          </table:table-cell>
          <table:table-cell office:value-type="string" calcext:value-type="string">
            <text:p>for fram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me_cover</text:p>
          </table:table-cell>
          <table:table-cell office:value-type="string" calcext:value-type="string">
            <text:p>Plexiglass, to close the 3d print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me_cover_door</text:p>
          </table:table-cell>
          <table:table-cell office:value-type="string" calcext:value-type="string">
            <text:p>Plexiglass, to close the 3d prin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me_cover_side</text:p>
          </table:table-cell>
          <table:table-cell office:value-type="string" calcext:value-type="string">
            <text:p>Plexiglass, to close the 3d pri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me_support</text:p>
          </table:table-cell>
          <table:table-cell office:value-type="string" calcext:value-type="string">
            <text:p>To support frame_cover parts, Printed p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hinge and “door” latch</text:p>
          </table:table-cell>
          <table:table-cell table:style-name="ce3" office:value-type="string" calcext:value-type="string">
            <text:p>for plexiglas “door”, Printed par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<text:a xlink:href="https://www.thingiverse.com/thing:755496" xlink:type="simple">https://www.thingiverse.com/thing:755496</text:a></text:p>
          </table:table-cell>
          <table:table-cell table:style-name="ce3" table:number-columns-repeated="1018"/>
          <table:table-cell/>
        </table:table-row>
        <table:table-row table:style-name="ro2">
          <table:table-cell office:value-type="string" calcext:value-type="string">
            <text:p>end_effector_link</text:p>
          </table:table-cell>
          <table:table-cell office:value-type="string" calcext:value-type="string">
            <text:p>5.0 x 3.5 x 1000mm, carbon fiber tube (round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heliland.com/catalog/index.php?main_page=product_info&amp;cPath=11_318&amp;products_id=47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d_ends</text:p>
          </table:table-cell>
          <table:table-cell office:value-type="string" calcext:value-type="string">
            <text:p>For M4 threaded rod 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near Ball Bearing, LM10UU</text:p>
          </table:table-cell>
          <table:table-cell office:value-type="string" calcext:value-type="string">
            <text:p>for carriege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ttp://grobotronics.com/linear-ball-bearing-10mm-diameter-lm10uu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ll Bearing Flanged, F693ZZ </text:p>
          </table:table-cell>
          <table:table-cell office:value-type="string" calcext:value-type="string">
            <text:p>belt tensioner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ttp://grobotronics.com/ball-bearing-flanged-f693zz-3mm-bore-8mm-od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ming Belt GT2</text:p>
          </table:table-cell>
          <table:table-cell office:value-type="string" calcext:value-type="string">
            <text:p>7m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://grobotronics.com/timing-belt-gt2-1m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uminum Pulley GT2</text:p>
          </table:table-cell>
          <table:table-cell office:value-type="string" calcext:value-type="string">
            <text:p>16-tooth</text:p>
          </table:table-cell>
          <table:table-cell office:value-type="float" office:value="3" calcext:value-type="float">
            <text:p>3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https://www.fixers.gr/mechanical-parts/motion/pulley-16tooth-gt2.html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7" table:number-columns-repeated="2"/>
          <table:table-cell table:style-name="ce11"/>
          <table:table-cell table:style-name="ce4" table:number-columns-repeated="1018"/>
          <table:table-cell table:style-name="ce14"/>
        </table:table-row>
        <table:table-row table:style-name="ro2">
          <table:table-cell office:value-type="string" calcext:value-type="string">
            <text:p>hobbed Extruder Gear</text:p>
          </table:table-cell>
          <table:table-cell office:value-type="string" calcext:value-type="string">
            <text:p>In-house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https://www.fixers.gr/mechanical-parts/hotends/hobbed-mk8-gear-3-0mm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3D V6 Metal Only 3mm hotend</text:p>
          </table:table-cell>
          <table:table-cell office:value-type="string" calcext:value-type="string">
            <text:p>In-h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e3d-online.com/v6-3mm-Direct-Metal-Onl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wden.fcstd</text:p>
          </table:table-cell>
          <table:table-cell office:value-type="string" calcext:value-type="string">
            <text:p>for extruder retraction mechanism, In-hous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https://www.thingiverse.com/make:2553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wdenLeaver.fcstd</text:p>
          </table:table-cell>
          <table:table-cell office:value-type="string" calcext:value-type="string">
            <text:p>for extruder retraction mechanism, In-hous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ir extruder</text:p>
          </table:table-cell>
          <table:table-cell office:value-type="string" calcext:value-type="string">
            <text:p>to reduce the length of PTFE tu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thingiverse.com/thing:12599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kor</text:p>
          </table:table-cell>
          <table:table-cell office:value-type="string" calcext:value-type="string">
            <text:p>ID 6mm for PTFE, OD M5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TFE tube</text:p>
          </table:table-cell>
          <table:table-cell office:value-type="string" calcext:value-type="string">
            <text:p>ID=3.18mm OD=6mm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https://www.fixers.gr/mechanical-parts/hotends/ptfe-tube-6mm-3mm-3-00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ring</text:p>
          </table:table-cell>
          <table:table-cell office:value-type="string" calcext:value-type="string">
            <text:p>for extruder mechanism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http://grobotronics.com/compression-spring-l20mm-7.5mm-od-5mm-id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ll bearing 625ZZ</text:p>
          </table:table-cell>
          <table:table-cell office:value-type="string" calcext:value-type="string">
            <text:p>for extruder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http://grobotronics.com/ball-bearing-624zz-4mm-bore-13mm-od-clone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wden_sping_spacer</text:p>
          </table:table-cell>
          <table:table-cell office:value-type="string" calcext:value-type="string">
            <text:p>to mount spring, In-hous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licone tube</text:p>
          </table:table-cell>
          <table:table-cell office:value-type="string" calcext:value-type="string">
            <text:p>to mount air extruder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http://grobotronics.com/silicone-tube-transparent-2x4mm-per-meter.html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7" table:number-columns-repeated="2"/>
          <table:table-cell table:style-name="ce11"/>
          <table:table-cell table:style-name="ce4" table:number-columns-repeated="1018"/>
          <table:table-cell table:style-name="ce14"/>
        </table:table-row>
        <table:table-row table:style-name="ro2">
          <table:table-cell office:value-type="string" calcext:value-type="string">
            <text:p>PSU</text:p>
          </table:table-cell>
          <table:table-cell office:value-type="string" calcext:value-type="string">
            <text:p>12V – 240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Power_supply_unit_(computer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rmistor NTC 3950</text:p>
          </table:table-cell>
          <table:table-cell office:value-type="string" calcext:value-type="string">
            <text:p>NTC 395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style-name="ce3" office:value-type="string" calcext:value-type="string">
            <text:p>http://grobotronics.com/theristor-100kohm-with-cable-for-3d-printer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eramic Cartridge Heater</text:p>
          </table:table-cell>
          <table:table-cell office:value-type="string" calcext:value-type="string">
            <text:p>12V – 40W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http://grobotronics.com/reprap-12v-40w-ceramic-cartridge-heater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pton Flexible heater </text:p>
          </table:table-cell>
          <table:table-cell office:value-type="string" calcext:value-type="string">
            <text:p>(230 x 230)mm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ttps://www.fixers.gr/electronic-parts/heater-kapton-flexible-23x23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duino Mega </text:p>
          </table:table-cell>
          <table:table-cell office:value-type="string" calcext:value-type="string">
            <text:p>Atmega 256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www.fixers.gr/arduino-mega-2560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MPS RepRap Shield</text:p>
          </table:table-cell>
          <table:table-cell office:value-type="string" calcext:value-type="string">
            <text:p>V1.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<text:a xlink:href="http://grobotronics.com/ramps-reprap-shield-for-arduino-mega.html" xlink:type="simple">http://grobotronics.com/ramps-reprap-shield-for-arduino-mega.html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MPS Full Graphic Controller Board</text:p>
          </table:table-cell>
          <table:table-cell office:value-type="string" calcext:value-type="string">
            <text:p>128x64 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://grobotronics.com/ramps-128x64-full-graphic-controller-board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pper Motor Driver</text:p>
          </table:table-cell>
          <table:table-cell office:value-type="string" calcext:value-type="string">
            <text:p>DRV88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grobotronics.com/drv8825-stepper-motor-driver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pper Motor</text:p>
          </table:table-cell>
          <table:table-cell office:value-type="string" calcext:value-type="string">
            <text:p>Nema 17, 4.8kg-cm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://grobotronics.com/stepper-motor-42byghw804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C Brushless Fan</text:p>
          </table:table-cell>
          <table:table-cell office:value-type="string" calcext:value-type="string">
            <text:p>for hot end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ttp://grobotronics.com/fan-30x30x10mm-12v-maglev-sunon-ha30101v3-a99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C Brushless Fan</text:p>
          </table:table-cell>
          <table:table-cell office:value-type="string" calcext:value-type="string">
            <text:p>for electronics box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ttp://grobotronics.com/dc-brushless-fan-50x50x10mm-12v-slide-bearing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witch</text:p>
          </table:table-cell>
          <table:table-cell office:value-type="string" calcext:value-type="string">
            <text:p>for end-stop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http://grobotronics.com/microswitch-mini-spdt-on-on-with-roller-simulation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J12A3-4-Z/BX Proximity Sensor</text:p>
          </table:table-cell>
          <table:table-cell office:value-type="string" calcext:value-type="string">
            <text:p>12mm/4mm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fixers.gr/lj12a3-4-z-bx-inductive-proximity-sensor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lectronics Box</text:p>
          </table:table-cell>
          <table:table-cell office:value-type="string" calcext:value-type="string">
            <text:p>for Ramps and LCD, Printed p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7" table:number-columns-repeated="2"/>
          <table:table-cell table:style-name="ce11"/>
          <table:table-cell table:style-name="ce4" table:number-columns-repeated="1018"/>
          <table:table-cell table:style-name="ce14"/>
        </table:table-row>
        <table:table-row table:style-name="ro2">
          <table:table-cell office:value-type="string" calcext:value-type="string">
            <text:p>Wir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nector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steners</text:p>
          </table:table-cell>
          <table:table-cell table:number-columns-repeated="1023"/>
        </table:table-row>
        <table:table-row table:style-name="ro2">
          <table:table-cell table:style-name="ce4" table:number-columns-repeated="2"/>
          <table:table-cell table:style-name="ce7" table:number-columns-repeated="2"/>
          <table:table-cell table:style-name="ce4" table:number-columns-repeated="1019"/>
          <table:table-cell table:style-name="ce14"/>
        </table:table-row>
        <table:table-row table:style-name="ro2">
          <table:table-cell table:number-columns-repeated="4"/>
          <table:table-cell table:style-name="ce2"/>
          <table:table-cell table:number-columns-repeated="1019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 style:data-style-name="N2" text:time-value="17:13:01.1924783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zisi </meta:initial-creator>
    <meta:creation-date>2015-12-11T09:57:56.796363853</meta:creation-date>
    <dc:date>2016-11-01T17:14:12.008095042</dc:date>
    <meta:editing-duration>P1DT16H5M29S</meta:editing-duration>
    <meta:editing-cycles>59</meta:editing-cycles>
    <meta:generator>LibreOffice/5.2.2.2.0$Linux_X86_64 LibreOffice_project/20m0$Build-2</meta:generator>
    <meta:document-statistic meta:table-count="1" meta:cell-count="256" meta:object-count="0"/>
  </office:meta>
</office:document-meta>
</file>